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8ad" officeooo:paragraph-rsid="000fa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ion_sum = sum(forecast for each line item)</text:p>
      <text:p text:style-name="P1">caption_target = input()</text:p>
      <text:p text:style-name="P1">for each item in line_items:</text:p>
      <text:p text:style-name="P1"><text:tab/>new_forecast = (item/caption_sum) * caption_targ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19:55.498350973</meta:creation-date>
    <dc:date>2024-04-09T14:21:55.750557349</dc:date>
    <meta:editing-duration>PT2M</meta:editing-duration>
    <meta:editing-cycles>1</meta:editing-cycles>
    <meta:document-statistic meta:table-count="0" meta:image-count="0" meta:object-count="0" meta:page-count="1" meta:paragraph-count="4" meta:word-count="20" meta:character-count="149" meta:non-whitespace-character-count="132"/>
    <meta:generator>LibreOffice/7.3.7.2$Linux_X86_64 LibreOffice_project/30$Build-2</meta:generator>
  </office:meta>
</office:document-meta>
</file>